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TFTPEntryParser.NTFTPEntry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TFTPEntryParser.parseFTPEntry( String entry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61">
            <text:p text:style-name="Table_20_Contents">6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